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92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È <text:span text:style-name="T1">isento o pagamento de imposto de renda do o valor da poupança.</text:span></text:p>
      <text:p text:style-name="Standard"><text:tab/><text:span text:style-name="T1">Renda fixa não come nosso dinheiro, ela só cresce. Já a renda variável </text:span></text:p>
      <text:p text:style-name="Standard"><text:tab/><text:span text:style-name="T1">Empresta dinheiro pro banco e o banco empresta pro agronegócio(LCA) e para os imóveis(LCI)(tem juros menor, do que o empréstimo consignado… é bem menor o ganho do banco, banco, logo, ele remunera menos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23:16.804702913</meta:creation-date>
    <dc:date>2023-09-21T17:49:47.001237970</dc:date>
    <meta:editing-duration>PT10M51S</meta:editing-duration>
    <meta:editing-cycles>1</meta:editing-cycles>
    <meta:document-statistic meta:table-count="0" meta:image-count="0" meta:object-count="0" meta:page-count="1" meta:paragraph-count="3" meta:word-count="59" meta:character-count="341" meta:non-whitespace-character-count="281"/>
    <meta:generator>LibreOffice/7.3.7.2$Linux_X86_64 LibreOffice_project/30$Build-2</meta:generator>
  </office:meta>
</office:document-meta>
</file>